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09-29" calcext:value-type="date">
            <text:p>29.09.2017</text:p>
          </table:table-cell>
          <table:table-cell table:number-columns-repeated="15"/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 table:number-rows-repeated="104856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.00.0000</text:date>, <text:time style:data-style-name="N2" text:time-value="02:17:00.3178872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64</meta:editing-cycles>
    <meta:editing-duration>PT4H6S</meta:editing-duration>
    <dc:title>Saison Ekkart</dc:title>
    <dc:date>2017-09-30T02:18:51.238282765</dc:date>
    <meta:generator>LibreOffice/5.1.6.2$Linux_X86_64 LibreOffice_project/10m0$Build-2</meta:generator>
    <meta:document-statistic meta:table-count="3" meta:cell-count="14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5cm" svg:y="1.386cm" svg:width="12.879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